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0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3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9.4748054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9.475915391">00:00:00</text:time></text:span><text:span text:style-name="MT2"><text:time style:data-style-name="N2" text:time-value="14:40:59.475938125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1">00/00/0000</text:date><text:s/>- <text:time style:data-style-name="N2" text:time-value="14:40:59.477327985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8-01T14:40:59.846235505</dc:date>
    <meta:print-date>2020-10-05T15:55:44.962000000</meta:print-date>
    <dc:language>pt-PT</dc:language>
    <meta:editing-cycles>697</meta:editing-cycles>
    <meta:editing-duration>PT10H7M42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